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84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5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6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7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8" style:family="paragraph" style:parent-style-name="Table_20_Contents">
      <style:text-properties fo:font-size="2pt" style:font-size-asian="2pt" style:font-size-complex="2pt"/>
    </style:style>
    <style:style style:name="P289" style:family="paragraph" style:parent-style-name="Table_20_Contents">
      <style:text-properties officeooo:paragraph-rsid="012610c3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f6592" style:font-size-asian="10pt" style:font-weight-asian="bold" style:font-size-complex="10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4428c2" style:font-size-asian="8pt" style:font-weight-asian="normal" style:font-size-complex="8pt" style:font-weight-complex="normal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44f569" style:font-size-asian="8pt" style:font-weight-asian="normal" style:font-size-complex="8pt" style:font-weight-complex="normal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457cd5" style:font-size-asian="8pt" style:font-weight-asian="normal" style:font-size-complex="8pt" style:font-weight-complex="normal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46f5ef" style:font-size-asian="8pt" style:font-weight-asian="normal" style:font-size-complex="8pt" style:font-weight-complex="normal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43b253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44f569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457cd5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46f5ef" style:font-size-asian="8pt" style:font-weight-asian="bold" style:font-size-complex="8pt" style:font-weight-complex="bold"/>
    </style:style>
    <style:style style:name="P310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officeooo:rsid="00e05e8f"/>
    </style:style>
    <style:style style:name="T84" style:family="text">
      <style:text-properties officeooo:rsid="00e1e472"/>
    </style:style>
    <style:style style:name="T85" style:family="text">
      <style:text-properties officeooo:rsid="00e6ba0d"/>
    </style:style>
    <style:style style:name="T86" style:family="text">
      <style:text-properties officeooo:rsid="00e76c27"/>
    </style:style>
    <style:style style:name="T87" style:family="text">
      <style:text-properties officeooo:rsid="00e86ae3"/>
    </style:style>
    <style:style style:name="T88" style:family="text">
      <style:text-properties officeooo:rsid="00ec0e6c"/>
    </style:style>
    <style:style style:name="T89" style:family="text">
      <style:text-properties officeooo:rsid="00ed6e41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officeooo:rsid="00ddfb14"/>
    </style:style>
    <style:style style:name="T92" style:family="text">
      <style:text-properties officeooo:rsid="00f06781"/>
    </style:style>
    <style:style style:name="T93" style:family="text">
      <style:text-properties officeooo:rsid="00f37b9b"/>
    </style:style>
    <style:style style:name="T94" style:family="text">
      <style:text-properties officeooo:rsid="00f6e30d"/>
    </style:style>
    <style:style style:name="T95" style:family="text">
      <style:text-properties officeooo:rsid="0103e053"/>
    </style:style>
    <style:style style:name="T96" style:family="text">
      <style:text-properties officeooo:rsid="010abaf6"/>
    </style:style>
    <style:style style:name="T97" style:family="text">
      <style:text-properties officeooo:rsid="010b32eb"/>
    </style:style>
    <style:style style:name="T98" style:family="text">
      <style:text-properties officeooo:rsid="010c7737"/>
    </style:style>
    <style:style style:name="T99" style:family="text">
      <style:text-properties officeooo:rsid="010dfec1"/>
    </style:style>
    <style:style style:name="T100" style:family="text">
      <style:text-properties officeooo:rsid="010fa0ed"/>
    </style:style>
    <style:style style:name="T101" style:family="text">
      <style:text-properties officeooo:rsid="01127561"/>
    </style:style>
    <style:style style:name="T102" style:family="text">
      <style:text-properties officeooo:rsid="01133825"/>
    </style:style>
    <style:style style:name="T103" style:family="text">
      <style:text-properties officeooo:rsid="0113ade5"/>
    </style:style>
    <style:style style:name="T104" style:family="text">
      <style:text-properties officeooo:rsid="0115a26a"/>
    </style:style>
    <style:style style:name="T105" style:family="text">
      <style:text-properties officeooo:rsid="0117a092"/>
    </style:style>
    <style:style style:name="T106" style:family="text">
      <style:text-properties officeooo:rsid="01185088"/>
    </style:style>
    <style:style style:name="T107" style:family="text">
      <style:text-properties officeooo:rsid="0118cac0"/>
    </style:style>
    <style:style style:name="T108" style:family="text">
      <style:text-properties officeooo:rsid="0119a7f9"/>
    </style:style>
    <style:style style:name="T1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officeooo:rsid="011c872f"/>
    </style:style>
    <style:style style:name="T111" style:family="text">
      <style:text-properties officeooo:rsid="011decae"/>
    </style:style>
    <style:style style:name="T112" style:family="text">
      <style:text-properties officeooo:rsid="0121de19"/>
    </style:style>
    <style:style style:name="T113" style:family="text">
      <style:text-properties officeooo:rsid="0123c5bf"/>
    </style:style>
    <style:style style:name="T114" style:family="text">
      <style:text-properties officeooo:rsid="012610c3"/>
    </style:style>
    <style:style style:name="T115" style:family="text">
      <style:text-properties officeooo:rsid="012ab552"/>
    </style:style>
    <style:style style:name="T116" style:family="text">
      <style:text-properties officeooo:rsid="013209b9"/>
    </style:style>
    <style:style style:name="T117" style:family="text">
      <style:text-properties style:font-name="Liberation Mono" style:font-name-asian="Liberation Mono" style:font-name-complex="Liberation Mono"/>
    </style:style>
    <style:style style:name="T118" style:family="text">
      <style:text-properties style:font-name="Liberation Mono" officeooo:rsid="0135a72a" style:font-name-asian="Liberation Mono" style:font-name-complex="Liberation Mono"/>
    </style:style>
    <style:style style:name="T119" style:family="text">
      <style:text-properties style:font-name="Liberation Mono" officeooo:rsid="01363f00" style:font-name-asian="Liberation Mono" style:font-name-complex="Liberation Mono"/>
    </style:style>
    <style:style style:name="T120" style:family="text">
      <style:text-properties style:font-name="Liberation Mono" officeooo:rsid="0137ddd0" style:font-name-asian="Liberation Mono" style:font-name-complex="Liberation Mono"/>
    </style:style>
    <style:style style:name="T121" style:family="text">
      <style:text-properties style:font-name="Liberation Mono" officeooo:rsid="01386271" style:font-name-asian="Liberation Mono" style:font-name-complex="Liberation Mono"/>
    </style:style>
    <style:style style:name="T122" style:family="text">
      <style:text-properties officeooo:rsid="014428c2"/>
    </style:style>
    <style:style style:name="T123" style:family="text">
      <style:text-properties officeooo:rsid="0144f569"/>
    </style:style>
    <style:style style:name="T124" style:family="text">
      <style:text-properties fo:color="#000080"/>
    </style:style>
    <style:style style:name="T125" style:family="text">
      <style:text-properties fo:color="#660e7a" fo:font-style="italic"/>
    </style:style>
    <style:style style:name="T126" style:family="text">
      <style:text-properties fo:color="#00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10"><text:span text:style-name="T126">PHANTASY STAR <text:s text:c="8"/>BACKUP RAMPROGRAMMED BY <text:s text:c="9"/>NAKA YUJI</text:span>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6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290"/>
      <text:p text:style-name="P103">в подземельях устранение ловушек в сейвах не отмечается</text:p>
      <text:p text:style-name="P297"/>
      <text:p text:style-name="P296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292"><text:span text:style-name="T1"/></text:p>
      <text:p text:style-name="P295"><text:span text:style-name="T1">First food shop </text:span><text:span text:style-name="T5">(spaceport)</text:span><text:span text:style-name="T1"> :)</text:span></text:p>
      <text:p text:style-name="P292"><text:span text:style-name="T1"/></text:p>
      <text:p text:style-name="P292"><text:span text:style-name="T1"/></text:p>
      <text:p text:style-name="P294">C500 — После каждого боя и открытия сундука сюда записывается FF</text:p>
      <text:p text:style-name="P294"/>
      <text:p text:style-name="P305"><text:bookmark-start text:name="__DdeLink__6315_2087498417"/>Camineet</text:p>
      <text:p text:style-name="P298">$C0 $40 $06 $00 $50 $50 $01 $00 $04 $04 $00 $00 $00 $00 $00 $00 $00 $50 $01 $40 $06 $00 $00<text:bookmark-end text:name="__DdeLink__6315_2087498417"/></text:p>
      <text:p text:style-name="P301">C501<text:tab/>01<text:tab/>Talked with Suelo</text:p>
      <text:p text:style-name="P301"><text:bookmark-start text:name="__DdeLink__6328_2087498417"/>C502<text:tab/>01<text:tab/>Talked with Nekiseh<text:bookmark-end text:name="__DdeLink__6328_2087498417"/></text:p>
      <text:p text:style-name="P306">Camineet Warehouse</text:p>
      <text:p text:style-name="P300">$00 $40 $06 $00 $00 $A0 $00 $00 $04 $04 $00 $00 $5E $02 $00 $00 $00 $A0 $00 $40 $06 $02 $00</text:p>
      <text:p text:style-name="P300">C605<text:tab/>FF<text:tab/><text:span text:style-name="T122">67<text:tab/></text:span>50 Mesetas</text:p>
      <text:p text:style-name="P307">Palma (near Camineet)</text:p>
      <text:p text:style-name="P302">$30 $D0 $04 $00 $30 $30 $03 $00 $00 $00 $02 $00 $5E $02 $00 $00 $00 $30 $03 $D0 $04 $00 $0D</text:p>
      <text:p text:style-name="P307">Parolit</text:p>
      <text:p text:style-name="P302">$A0 $60 $01 $00 $10 $10 $06 $00 $04 $06 $02 $00 $5E $02 $00 $00 $00 $10 $06 $60 $01 $00 $0D</text:p>
      <text:p text:style-name="P308">Palma Spaceport</text:p>
      <text:p text:style-name="P303">$C0 $40 $02 $00 $70 $70 $01 $00 $04 $05 $02 $00 $5E $02 $00 $00 $00 $70 $01 $40 $02 $00 $0D</text:p>
      <text:p text:style-name="P309">Paseo Spaceport</text:p>
      <text:p text:style-name="P304">$10 $F0 $00 $00 $90 $90 $04 $00 $07 $10 $02 $00 $5E $02 $00 $00 $00 $90 $04 $F0 $00 $00 $0D</text:p>
      <text:p text:style-name="P309">Paseo</text:p>
      <text:p text:style-name="P304">$80 $80 $01 $00 $40 $40 $02 $00 $07 $0E $02 $00 $5E $02 $00 $00 $00 $40 $02 $80 $01 $00 $0D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9"><text:span text:style-name="T123">C5</text:span>00, <text:span text:style-name="T123">C5</text:span>04 FF</text:p>
      <text:p text:style-name="P2"/>
      <text:p text:style-name="P2"/>
      <text:p text:style-name="P293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<text:soft-page-break/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5"><text:span text:style-name="T13">060A: 00→FF – спас</text:span><text:span text:style-name="T1"> Тайлона</text:span></text:p>
      <text:p text:style-name="P147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<text:soft-page-break/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<text:soft-page-break/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<text:soft-page-break/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150"><text:bookmark-start text:name="__DdeLink__6228_866727538"/>DA38782018F60502<text:bookmark-end text:name="__DdeLink__6228_866727538"/>—30-й</text:p>
      <text:p text:style-name="P150"/>
      <text:p text:style-name="P236">K: F696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3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<text:soft-page-break/>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7"><text:bookmark-start text:name="__DdeLink__6229_776048346"/>3DF6E<text:bookmark-end text:name="__DdeLink__6229_776048346"/> — map #0. 8 Bytes x 16 rows=0x80</text:p>
      <text:p text:style-name="P237">3FDED — последний байт</text:p>
      <text:p text:style-name="P242"><text:bookmark-start text:name="__DdeLink__6233_776048346"/><text:span text:style-name="T117">░</text:span><text:bookmark-end text:name="__DdeLink__6233_776048346"/><text:bookmark-start text:name="__DdeLink__6241_776048346"/><text:span text:style-name="T117">▲</text:span><text:bookmark-end text:name="__DdeLink__6241_776048346"/><text:bookmark-start text:name="__DdeLink__6239_776048346"/><text:span text:style-name="T117">☺</text:span><text:bookmark-end text:name="__DdeLink__6239_776048346"/><text:bookmark-start text:name="__DdeLink__6237_776048346"/><text:span text:style-name="T117">─</text:span><text:bookmark-end text:name="__DdeLink__6237_776048346"/><text:bookmark-start text:name="__DdeLink__6251_776048346"/><text:span text:style-name="T117">┼</text:span><text:bookmark-end text:name="__DdeLink__6251_776048346"/><text:bookmark-start text:name="__DdeLink__6253_776048346"/><text:span text:style-name="T117">╫</text:span><text:bookmark-end text:name="__DdeLink__6253_776048346"/><text:bookmark-start text:name="__DdeLink__6235_776048346"/><text:span text:style-name="T117">☻</text:span><text:bookmark-end text:name="__DdeLink__6235_776048346"/><text:bookmark-start text:name="__DdeLink__6245_776048346"/><text:span text:style-name="T118">▼</text:span><text:bookmark-end text:name="__DdeLink__6245_776048346"/><text:bookmark-start text:name="__DdeLink__6243_776048346"/><text:span text:style-name="T118">▫</text:span><text:bookmark-end text:name="__DdeLink__6243_776048346"/><text:span text:style-name="T118">▪</text:span><text:bookmark-start text:name="__DdeLink__6247_776048346"/><text:span text:style-name="T118">○</text:span><text:bookmark-end text:name="__DdeLink__6247_776048346"/><text:span text:style-name="T118">●</text:span><text:bookmark-start text:name="__DdeLink__6249_776048346"/><text:span text:style-name="T118">◊</text:span><text:bookmark-end text:name="__DdeLink__6249_776048346"/><text:bookmark-start text:name="__DdeLink__6255_776048346"/><text:span text:style-name="T119">╪</text:span><text:bookmark-end text:name="__DdeLink__6255_776048346"/><text:bookmark-start text:name="__DdeLink__6257_776048346"/><text:span text:style-name="T120">▓</text:span><text:bookmark-end text:name="__DdeLink__6257_776048346"/><text:bookmark-start text:name="__DdeLink__6259_776048346"/><text:span text:style-name="T120">▒</text:span><text:bookmark-end text:name="__DdeLink__6259_776048346"/><text:span text:style-name="T121">□</text:span><text:bookmark-start text:name="__DdeLink__6261_776048346"/><text:span text:style-name="T121">■</text:span><text:bookmark-end text:name="__DdeLink__6261_776048346"/></text:p>
      <text:p text:style-name="P237">3D карт (больше чем думалось!!!)</text:p>
      <text:p text:style-name="P237"/>
      <text:p text:style-name="P238"/>
      <text:p text:style-name="P239">████████████████</text:p>
      <text:p text:style-name="P239"><text:bookmark-start text:name="__DdeLink__6231_776048346"/>█<text:bookmark-end text:name="__DdeLink__6231_776048346"/>██████8████████</text:p>
      <text:p text:style-name="P239">███████0████████</text:p>
      <text:p text:style-name="P239">████D██5████████</text:p>
      <text:p text:style-name="P239">████0██0████████</text:p>
      <text:p text:style-name="P239">██000000000508██</text:p>
      <text:p text:style-name="P239">██0██0███0██████</text:p>
      <text:p text:style-name="P239">██5██D███D██████</text:p>
      <text:p text:style-name="P239">██0████D████D███</text:p>
      <text:p text:style-name="P239">██000██0████0███</text:p>
      <text:p text:style-name="P239">██0█000000000███</text:p>
      <text:p text:style-name="P239">██8██0███0██████</text:p>
      <text:p text:style-name="P239">██0██D███5██████</text:p>
      <text:p text:style-name="P239">██0██████0██████</text:p>
      <text:p text:style-name="P239">██C██████8██████</text:p>
      <text:p text:style-name="P239">████████████████</text:p>
      <text:p text:style-name="P239"/>
      <text:p text:style-name="P237"/>
      <text:p text:style-name="P237">████████████████</text:p>
      <text:p text:style-name="P237">████████████████</text:p>
      <text:p text:style-name="P237">████30007███████</text:p>
      <text:p text:style-name="P237">████████████████</text:p>
      <text:p text:style-name="P237">███000003███████</text:p>
      <text:p text:style-name="P237">█████0██████████</text:p>
      <text:p text:style-name="P237">████70██7███████</text:p>
      <text:p text:style-name="P237">█████0██0█7█████</text:p>
      <text:p text:style-name="P237"><text:soft-page-break/>█████8██0000████</text:p>
      <text:p text:style-name="P237">█████0██8█0█████</text:p>
      <text:p text:style-name="P237">████████0█007███</text:p>
      <text:p text:style-name="P237">███████7██0█████</text:p>
      <text:p text:style-name="P237">█████0000007████</text:p>
      <text:p text:style-name="P237">███████0████████</text:p>
      <text:p text:style-name="P237">███████0████████</text:p>
      <text:p text:style-name="P237">███████0████████</text:p>
      <text:p text:style-name="P237"/>
      <text:p text:style-name="P237"/>
      <text:p text:style-name="P240">до подземелья</text:p>
      <text:p text:style-name="P23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6">0D6F6</text:p>
          </table:table-cell>
          <table:table-cell table:style-name="Таблица1.A1" office:value-type="string">
            <text:p text:style-name="P286"/>
          </table:table-cell>
        </table:table-row>
        <table:table-row>
          <table:table-cell table:style-name="Таблица1.A1" office:value-type="string">
            <text:p text:style-name="P286">0D6F7</text:p>
          </table:table-cell>
          <table:table-cell table:style-name="Таблица1.A1" office:value-type="string">
            <text:p text:style-name="P286"/>
          </table:table-cell>
        </table:table-row>
      </table:table>
      <text:p text:style-name="P23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6">30043</text:p>
          </table:table-cell>
          <table:table-cell table:style-name="Таблица2.A1" office:value-type="string">
            <text:p text:style-name="P286"/>
          </table:table-cell>
        </table:table-row>
      </table:table>
      <text:p text:style-name="P23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6">308C7</text:p>
          </table:table-cell>
          <table:table-cell table:style-name="Таблица3.A1" office:value-type="string">
            <text:p text:style-name="P286"/>
          </table:table-cell>
        </table:table-row>
      </table:table>
      <text:p text:style-name="P237"/>
      <text:p text:style-name="P237"/>
      <text:p text:style-name="P237"/>
      <text:p text:style-name="P241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6">311AC</text:p>
          </table:table-cell>
          <table:table-cell table:style-name="Таблица4.A1" office:value-type="string">
            <text:p text:style-name="P286"/>
          </table:table-cell>
        </table:table-row>
      </table:table>
      <text:p text:style-name="P23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6">31258</text:p>
          </table:table-cell>
          <table:table-cell table:style-name="Таблица5.A1" office:value-type="string">
            <text:p text:style-name="P286"/>
          </table:table-cell>
        </table:table-row>
      </table:table>
      <text:p text:style-name="P237"/>
      <text:p text:style-name="P23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6">3287D</text:p>
          </table:table-cell>
          <table:table-cell table:style-name="Таблица6.A1" office:value-type="string">
            <text:p text:style-name="P286"/>
          </table:table-cell>
        </table:table-row>
      </table:table>
      <text:p text:style-name="P23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86">32968</text:p>
          </table:table-cell>
          <table:table-cell table:style-name="Таблица7.A1" office:value-type="string">
            <text:p text:style-name="P286"/>
          </table:table-cell>
        </table:table-row>
      </table:table>
      <text:p text:style-name="P237"/>
      <text:p text:style-name="P237"/>
      <text:p text:style-name="P237"/>
      <text:p text:style-name="P240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5">0D80C</text:p>
          </table:table-cell>
          <table:table-cell table:style-name="Таблица8.A1" office:value-type="string">
            <text:p text:style-name="P286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5">0D81E</text:p>
          </table:table-cell>
          <table:table-cell table:style-name="Таблица9.A1" office:value-type="string">
            <text:p text:style-name="P286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5">0EA4A</text:p>
          </table:table-cell>
          <table:table-cell table:style-name="Таблица10.A1" office:value-type="string">
            <text:p text:style-name="P286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6">0EA91</text:p>
          </table:table-cell>
          <table:table-cell table:style-name="Таблица11.A1" office:value-type="string">
            <text:p text:style-name="P286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5">0F5C9</text:p>
          </table:table-cell>
          <table:table-cell table:style-name="Таблица12.A1" office:value-type="string">
            <text:p text:style-name="P286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6">0F5D0</text:p>
          </table:table-cell>
          <table:table-cell table:style-name="Таблица13.A1" office:value-type="string">
            <text:p text:style-name="P286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5">0F621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2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3</text:p>
          </table:table-cell>
          <table:table-cell table:style-name="Таблица14.A1" office:value-type="string">
            <text:p text:style-name="P286">1</text:p>
          </table:table-cell>
        </table:table-row>
        <table:table-row>
          <table:table-cell table:style-name="Таблица14.A1" office:value-type="string">
            <text:p text:style-name="P286">0F624</text:p>
          </table:table-cell>
          <table:table-cell table:style-name="Таблица14.A1" office:value-type="string">
            <text:p text:style-name="P286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6">0FD83</text:p>
          </table:table-cell>
          <table:table-cell table:style-name="Таблица15.A1" office:value-type="string">
            <text:p text:style-name="P286">2</text:p>
          </table:table-cell>
        </table:table-row>
      </table:table>
      <text:p text:style-name="P156"/>
      <text:p text:style-name="P156"><text:soft-page-break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5">10B0F</text:p>
          </table:table-cell>
          <table:table-cell table:style-name="Таблица16.A1" office:value-type="string">
            <text:p text:style-name="P286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6">10ED3</text:p>
          </table:table-cell>
          <table:table-cell table:style-name="Таблица17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6">1C000</text:p>
          </table:table-cell>
          <table:table-cell table:style-name="Таблица18.A1" office:value-type="string">
            <text:p text:style-name="P286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6">1CA4A</text:p>
          </table:table-cell>
          <table:table-cell table:style-name="Таблица19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6">30000</text:p>
          </table:table-cell>
          <table:table-cell table:style-name="Таблица20.A1" office:value-type="string">
            <text:p text:style-name="P286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6">32C95</text:p>
          </table:table-cell>
          <table:table-cell table:style-name="Таблица21.A1" office:value-type="string">
            <text:p text:style-name="P286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6">3E06E</text:p>
          </table:table-cell>
          <table:table-cell table:style-name="Таблица22.A1" office:value-type="string">
            <text:p text:style-name="P286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6">3E0ED</text:p>
          </table:table-cell>
          <table:table-cell table:style-name="Таблица23.A1" office:value-type="string">
            <text:p text:style-name="P286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5">43AD8</text:p>
          </table:table-cell>
          <table:table-cell table:style-name="Таблица24.A1" office:value-type="string">
            <text:p text:style-name="P286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6">43DF7</text:p>
          </table:table-cell>
          <table:table-cell table:style-name="Таблица25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6">58568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9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A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B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C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D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E</text:p>
          </table:table-cell>
          <table:table-cell table:style-name="Таблица26.A1" office:value-type="string">
            <text:p text:style-name="P286">256</text:p>
          </table:table-cell>
        </table:table-row>
        <table:table-row>
          <table:table-cell table:style-name="Таблица26.A1" office:value-type="string">
            <text:p text:style-name="P286">5856F</text:p>
          </table:table-cell>
          <table:table-cell table:style-name="Таблица26.A1" office:value-type="string">
            <text:p text:style-name="P286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6">70480</text:p>
          </table:table-cell>
          <table:table-cell table:style-name="Таблица27.A1" office:value-type="string">
            <text:p text:style-name="P286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6">705FF</text:p>
          </table:table-cell>
          <table:table-cell table:style-name="Таблица28.A1" office:value-type="string">
            <text:p text:style-name="P286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6">00008</text:p>
          </table:table-cell>
          <table:table-cell table:style-name="Таблица33.A1" office:value-type="string">
            <text:p text:style-name="P286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6">0000E</text:p>
          </table:table-cell>
          <table:table-cell table:style-name="Таблица34.A1" office:value-type="string">
            <text:p text:style-name="P286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ext:soft-page-break/>
        <table:table-row>
          <table:table-cell table:style-name="Таблица35.A1" office:value-type="string">
            <text:p text:style-name="P286">3A3E8</text:p>
          </table:table-cell>
          <table:table-cell table:style-name="Таблица35.A1" office:value-type="string">
            <text:p text:style-name="P286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6">3B2E7</text:p>
          </table:table-cell>
          <table:table-cell table:style-name="Таблица36.A1" office:value-type="string">
            <text:p text:style-name="P286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6">3BC68</text:p>
          </table:table-cell>
          <table:table-cell table:style-name="Таблица29.A1" office:value-type="string">
            <text:p text:style-name="P286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6">3BF5F</text:p>
          </table:table-cell>
          <table:table-cell table:style-name="Таблица30.A1" office:value-type="string">
            <text:p text:style-name="P286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6">7E8BD</text:p>
          </table:table-cell>
          <table:table-cell table:style-name="Таблица31.A1" office:value-type="string">
            <text:p text:style-name="P286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6">7FFFE</text:p>
          </table:table-cell>
          <table:table-cell table:style-name="Таблица32.A1" office:value-type="string">
            <text:p text:style-name="P286">1</text:p>
          </table:table-cell>
        </table:table-row>
      </table:table>
      <text:p text:style-name="P156"/>
      <text:p text:style-name="P160"/>
      <text:p text:style-name="P161"/>
      <text:p text:style-name="P282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6">0FD9B</text:p>
          </table:table-cell>
          <table:table-cell table:style-name="Таблица42.A1" office:value-type="string">
            <text:p text:style-name="P286">1</text:p>
          </table:table-cell>
        </table:table-row>
      </table:table>
      <text:p text:style-name="P163">82</text:p>
      <text:p text:style-name="P161"/>
      <text:p text:style-name="P161"/>
      <text:p text:style-name="P166">58000-<text:span text:style-name="T64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3">трава, верт. стена</text:span></text:p>
      <text:p text:style-name="P166">7 02 08 02 08 0C 00 0D 00 — <text:span text:style-name="T63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60">голубой домик</text:span></text:p>
      <text:p text:style-name="P167">F 24 00 25 00 26 00 27 00 <text:s/><text:span text:style-name="T60">голубой домик</text:span></text:p>
      <text:p text:style-name="P166"><text:span text:style-name="T63">10 </text:span>28 00 29 00 2A 00 2B 00 — <text:span text:style-name="T63">нижняя часть голубого дома слева</text:span></text:p>
      <text:p text:style-name="P167"><text:span text:style-name="T63">11 </text:span>2C 00 2D 00 2E 00 2F 00 — <text:span text:style-name="T63">нижняя часть голубого дома справа</text:span></text:p>
      <text:p text:style-name="P166"><text:span text:style-name="T63">12 </text:span>30 00 31 00 32 00 33 00 </text:p>
      <text:p text:style-name="P166"><text:span text:style-name="T63">13 </text:span>34 00 35 00 01 00 36 00 </text:p>
      <text:p text:style-name="P166"><text:span text:style-name="T63">14 </text:span>37 00 38 00 39 00 3A 00 </text:p>
      <text:p text:style-name="P166"><text:span text:style-name="T63">15 </text:span>3B 00 3C 00 3D 00 3E 00 </text:p>
      <text:p text:style-name="P167"><text:span text:style-name="T63">16 </text:span>3F 00 40 00 41 00 42 00 <text:s/><text:span text:style-name="T60">EXIT</text:span></text:p>
      <text:p text:style-name="P167"><text:span text:style-name="T63">17 </text:span>43 00 44 00 45 00 46 00 <text:s/><text:span text:style-name="T60">EXIT</text:span></text:p>
      <text:p text:style-name="P166"><text:span text:style-name="T63">18 </text:span>47 00 48 00 49 00 4A 00 </text:p>
      <text:p text:style-name="P166"><text:span text:style-name="T63">19 </text:span>4B 00 4C 00 4D 00 4E 00 </text:p>
      <text:p text:style-name="P166"><text:span text:style-name="T63">1A </text:span>4F 00 50 00 51 00 52 00 </text:p>
      <text:p text:style-name="P166"><text:span text:style-name="T63">1B </text:span>53 00 54 00 55 00 56 00 </text:p>
      <text:p text:style-name="P166"><text:span text:style-name="T63">1C </text:span>57 00 58 00 59 00 5A 00 </text:p>
      <text:p text:style-name="P166"><text:span text:style-name="T63">1D </text:span>5B 00 5C 00 5D 00 5E 00 </text:p>
      <text:p text:style-name="P166"><text:soft-page-break/><text:span text:style-name="T63">1E </text:span>5F 00 60 00 61 00 62 00 </text:p>
      <text:p text:style-name="P166"><text:span text:style-name="T63">1F </text:span>63 00 64 00 65 00 66 00</text:p>
      <text:p text:style-name="P168">20 <text:span text:style-name="T59">5F 00 60 00 61 00 62 00 </text:span></text:p>
      <text:p text:style-name="P164"><text:span text:style-name="T63">21 </text:span>63 00 64 00 65 00 66 00 <text:span text:style-name="T60">SHOP</text:span></text:p>
      <text:p text:style-name="P164"><text:span text:style-name="T63">22 </text:span>67 00 68 00 69 00 6A 00 <text:span text:style-name="T60">SHOP</text:span></text:p>
      <text:p text:style-name="P164"><text:span text:style-name="T63">23 </text:span>6B 00 6C 00 6D 00 6E 00 <text:span text:style-name="T60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61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6">6001C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D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E</text:p>
          </table:table-cell>
          <table:table-cell table:style-name="Таблица38.A1" office:value-type="string">
            <text:p text:style-name="P286">1</text:p>
          </table:table-cell>
        </table:table-row>
        <table:table-row>
          <table:table-cell table:style-name="Таблица38.A1" office:value-type="string">
            <text:p text:style-name="P286">6001F</text:p>
          </table:table-cell>
          <table:table-cell table:style-name="Таблица38.A1" office:value-type="string">
            <text:p text:style-name="P286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ext:soft-page-break/>
        <table:table-row>
          <table:table-cell table:style-name="Таблица39.A1" office:value-type="string">
            <text:p text:style-name="P286">6002E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2F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30</text:p>
          </table:table-cell>
          <table:table-cell table:style-name="Таблица39.A1" office:value-type="string">
            <text:p text:style-name="P286">1</text:p>
          </table:table-cell>
        </table:table-row>
        <table:table-row>
          <table:table-cell table:style-name="Таблица39.A1" office:value-type="string">
            <text:p text:style-name="P286">60031</text:p>
          </table:table-cell>
          <table:table-cell table:style-name="Таблица39.A1" office:value-type="string">
            <text:p text:style-name="P286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6">6016E</text:p>
          </table:table-cell>
          <table:table-cell table:style-name="Таблица40.A1" office:value-type="string">
            <text:p text:style-name="P286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6">6029B</text:p>
          </table:table-cell>
          <table:table-cell table:style-name="Таблица41.A1" office:value-type="string">
            <text:p text:style-name="P287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6">6038E</text:p>
          </table:table-cell>
          <table:table-cell table:style-name="Таблица43.A1" office:value-type="string">
            <text:p text:style-name="P286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6">604CA</text:p>
          </table:table-cell>
          <table:table-cell table:style-name="Таблица44.A1" office:value-type="string">
            <text:p text:style-name="P286">1</text:p>
          </table:table-cell>
        </table:table-row>
      </table:table>
      <text:p text:style-name="P163">1x</text:p>
      <text:p text:style-name="P163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62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><text:soft-page-break/></text:p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4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<text:soft-page-break/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><text:soft-page-break/></text:p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4">"Phantasy Star" RLE</text:p>
      <text:p text:style-name="P284">This format is used to compress both tiles and tilemap data.</text:p>
      <text:p text:style-name="P284">The data is deinterleaved, and each bitplane is then classified into runs of consecutive identical bytes,</text:p>
      <text:p text:style-name="P284">and runs of consecutive non-identical bytes. Any runs of more than 127 bytes are split into multiple runs.</text:p>
      <text:p text:style-name="P284">They are then stored in the format:</text:p>
      <text:p text:style-name="P284">%0nnnnnnn dd <text:s text:c="9"/>; run of n consecutive identical bytes, value dd</text:p>
      <text:p text:style-name="P284">%1nnnnnnn dd dd dd... ; run of n consecutive non-identical bytes; values follow</text:p>
      <text:p text:style-name="P283">%00000000 <text:s text:c="12"/>; end of bitplane</text:p>
      <text:p text:style-name="P176"/>
      <text:p text:style-name="P176"/>
      <text:p text:style-name="P176"/>
      <text:p text:style-name="P180"><text:span text:style-name="T71">0x58000-0x5856F</text:span> — Big tiles (All cities, villages) = 2x2 tile<text:span text:style-name="T70">maps</text:span></text:p>
      <text:p text:style-name="P180">Count: 174</text:p>
      <text:p text:style-name="P180">Example (2): <text:span text:style-name="T69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4">//Bit <text:s text:c="2"/>|15|14|13| <text:s text:c="3"/>12 <text:s text:c="3"/>| <text:s text:c="3"/>11 <text:s text:c="2"/>| <text:s text:c="6"/>10 <text:s text:c="5"/>| <text:s text:c="7"/>9 <text:s text:c="7"/>|8||7|6|5|4|3|2|1|0|</text:p>
      <text:p text:style-name="P283">//Data <text:s/>| Unused | Priority | Palette | Vertical flip | Horizontal flip | <text:s text:c="3"/>Tile number <text:s text:c="2"/>|</text:p>
      <text:p text:style-name="P177"><text:span text:style-name="T71">0x58570</text:span><text:span text:style-name="T72">-0x5AC7C</text:span><text:span text:style-name="T81"> 4 bitplanes for tiles. RLE compressed</text:span></text:p>
      <text:p text:style-name="P182">Example:</text:p>
      <text:p text:style-name="P183"><text:span text:style-name="T65">58573<text:tab/><text:tab/></text:span>10 00 80 00 08 00 02 00 <text:span text:style-name="T65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81">=<text:tab/>000</text:span><text:span text:style-name="T72">F</text:span><text:span text:style-name="T81">0000</text:span></text:p>
      <text:p text:style-name="P185">00000000<text:tab/>00001000<text:tab/>00001000<text:tab/>00001000<text:tab/><text:span text:style-name="T81">=<text:tab/>0000</text:span><text:span text:style-name="T72">E</text:span><text:span text:style-name="T81">000</text:span></text:p>
      <text:p text:style-name="P185">10000000<text:tab/>10000000<text:tab/>10000000<text:tab/>10000000<text:tab/><text:span text:style-name="T81">=<text:tab/></text:span><text:span text:style-name="T72">F</text:span><text:span text:style-name="T81">0000000</text:span></text:p>
      <text:p text:style-name="P185">00000000<text:tab/>00000010<text:tab/>00000010<text:tab/>00000010<text:tab/><text:span text:style-name="T81">=<text:tab/>000000</text:span><text:span text:style-name="T72">E</text:span><text:span text:style-name="T81">0</text:span></text:p>
      <text:p text:style-name="P185">00001000<text:tab/>00001000<text:tab/>00001000<text:tab/>00001000<text:tab/><text:span text:style-name="T81">=<text:tab/>0000</text:span><text:span text:style-name="T72">F</text:span><text:span text:style-name="T81">000</text:span></text:p>
      <text:p text:style-name="P185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185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185">00000000<text:tab/>00000000<text:tab/>00000000<text:tab/>00000000<text:tab/><text:span text:style-name="T81">=<text:tab/>00000000</text:span></text:p>
      <text:p text:style-name="P186">складываются биты, <text:span text:style-name="T66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71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3">0x600A2-0x60761</text:span><text:bookmark-start text:name="__DdeLink__3654_14659950022"/> - MapPieces #0<text:bookmark-end text:name="__DdeLink__3654_14659950022"/> <text:span text:style-name="T84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<text:soft-page-break/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<text:soft-page-break/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<text:soft-page-break/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<text:soft-page-break/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<text:soft-page-break/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<text:soft-page-break/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<text:soft-page-break/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<text:soft-page-break/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0x7E8BD-0x7FFFE 5953 256</text:p>
      <text:p text:style-name="P176"/>
      <text:p text:style-name="P176"/>
      <text:p text:style-name="P176"/>
      <text:p text:style-name="P181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3">(174 == 0xAE)</text:span></text:p>
      <text:p text:style-name="P178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178"/>
      <text:p text:style-name="P189"><text:bookmark-start text:name="__DdeLink__3656_1465995002"/><text:span text:style-name="T71">0x60000-0x600A1</text:span> - MapPiece pointers #0<text:bookmark-end text:name="__DdeLink__3656_1465995002"/></text:p>
      <text:p text:style-name="P190"><text:span text:style-name="T73">0x600A2-0x60761</text:span><text:bookmark-start text:name="__DdeLink__3654_1465995002"/> - MapPieces #0<text:bookmark-end text:name="__DdeLink__3654_1465995002"/> <text:span text:style-name="T84">(RLE compressed)</text:span></text:p>
      <text:p text:style-name="P190"><text:span text:style-name="T73">0x60762-0x60803</text:span> - MapPiece pointers #<text:span text:style-name="T83">1</text:span></text:p>
      <text:p text:style-name="P191"><text:span text:style-name="T73">0x60804-0x60F41</text:span> - MapPieces #1 <text:span text:style-name="T84">(RLE compressed)</text:span></text:p>
      <text:p text:style-name="P190"><text:span text:style-name="T73">0x60F42-0x60FE3</text:span> - MapPiece pointers #<text:span text:style-name="T83">2</text:span></text:p>
      <text:p text:style-name="P191"><text:span text:style-name="T73">0x60FE4-0x613D8</text:span> - MapPieces #2 <text:span text:style-name="T84">(RLE compressed)</text:span></text:p>
      <text:p text:style-name="P190"><text:span text:style-name="T73">0x613D9-0x6147A</text:span> - MapPiece pointers #<text:span text:style-name="T83">3</text:span></text:p>
      <text:p text:style-name="P191"><text:span text:style-name="T73">0x6147B-0x61C06</text:span> - MapPieces #3 <text:span text:style-name="T84">(RLE compressed)</text:span></text:p>
      <text:p text:style-name="P190"><text:span text:style-name="T73">0x61C07-0x61CA8</text:span><text:bookmark-start text:name="__DdeLink__3656_14659950021"/> - MapPiece pointers #<text:bookmark-end text:name="__DdeLink__3656_14659950021"/><text:span text:style-name="T83">4</text:span></text:p>
      <text:p text:style-name="P191"><text:span text:style-name="T73">0x61CA9-0x61D8A</text:span><text:bookmark-start text:name="__DdeLink__3654_14659950021"/> - MapPieces #<text:bookmark-end text:name="__DdeLink__3654_14659950021"/><text:span text:style-name="T83">4</text:span> <text:span text:style-name="T84">(RLE compressed)</text:span></text:p>
      <text:p text:style-name="P190"><text:span text:style-name="T73">0x61D8B-0x61E2C</text:span> - MapPiece pointers #<text:span text:style-name="T83">5</text:span></text:p>
      <text:p text:style-name="P191"><text:span text:style-name="T73">0x61E2D-0x6224F</text:span> - MapPieces #<text:span text:style-name="T83">5</text:span><text:bookmark-start text:name="__DdeLink__3588_882602760"/> <text:span text:style-name="T84">(RLE compressed)</text:span><text:bookmark-end text:name="__DdeLink__3588_882602760"/></text:p>
      <text:p text:style-name="P190"><text:span text:style-name="T73">0x62250-0x622F1</text:span> - MapPiece pointers #<text:span text:style-name="T83">6</text:span></text:p>
      <text:p text:style-name="P192"><text:span text:style-name="T73">0x622F2-0x62483</text:span> - MapPieces #<text:span text:style-name="T83">6</text:span> <text:span text:style-name="T84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7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><text:soft-page-break/></text:p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8">Необходимо отыскать карты планет. Скорее всего, они сделаны по такому же принципу.</text:span></text:p>
      <text:p text:style-name="P179"><text:span text:style-name="T90">- </text:span><text:span text:style-name="T91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pan text:style-name="T71">34000-</text:span><text:span text:style-name="T79">37DB0</text:span> <text:span text:style-name="T87">—</text:span> карт<text:span text:style-name="T88">ы</text:span> Палмы, <text:span text:style-name="T92">Мотавии, их 2 штуки.</text:span></text:p>
      <text:p text:style-name="P198"/>
      <text:p text:style-name="P207"><text:span text:style-name="T71">38000-</text:span><text:span text:style-name="T75">3A3E7</text:span> <text:span text:style-name="T87">—</text:span> карта <text:span text:style-name="T92">Дезориса</text:span></text:p>
      <text:p text:style-name="P200"><text:span text:style-name="T71">3A</text:span><text:span text:style-name="T78">3E</text:span><text:span text:style-name="T79">8</text:span><text:span text:style-name="T78">-3B2E7</text:span><text:span text:style-name="T87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71">70000-70A7F</text:span> — спрайты Алисы, <text:span text:style-name="T94">Лутза, Тайлона, Мау</text:span></text:p>
      <text:p text:style-name="P199"><text:span text:style-name="T88"><text:s text:c="6"/></text:span><text:span text:style-name="T74">726BF</text:span><text:span text:style-name="T88"> — последний спрайт героя</text:span></text:p>
      <text:p text:style-name="P179"/>
      <text:p text:style-name="P195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6">большие тайлы</text:span> <text:span text:style-name="T89">всех 3 планет (247 == 0xF7)</text:span></text:p>
      <text:p text:style-name="P197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7">л</text:span>ы<text:span text:style-name="T85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soft-page-break/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71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71">$00 $3F $2B $0B $2F $37 $0F $38 $34 $06 $01 $2A $25 $00 $00</text:span></text:p>
      <text:p text:style-name="P215"/>
      <text:p text:style-name="P246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71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71">$06 $F7 $F7 $FF $FF $07 $07 $00 $AA $08 $AB $00 $AC $08 $AD $00</text:span></text:p>
      <text:p text:style-name="P216"><text:tab/>.db <text:span text:style-name="T71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71">$06 $F7 $F7 $FF $FF $07 $07 $00 $B0 $08 $B1 $00 $B2 $08 $B3 $00</text:span></text:p>
      <text:p text:style-name="P216"><text:tab/>.db <text:span text:style-name="T71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71">$06 $F7 $F7 $FF $FF $07 $07 $00 $B6 $08 $B7 $00 $B8 $08 $B9 $00</text:span></text:p>
      <text:p text:style-name="P216"><text:tab/>.db <text:span text:style-name="T71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71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5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soft-page-break/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71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5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ext:soft-page-break/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><text:soft-page-break/></text:p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<text:soft-page-break/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7">6</text:span>F-<text:span text:style-name="T100">FE1C -</text:span> реакция на большие тайлы <text:span text:style-name="T100">по 1 реакции на большой тайл</text:span></text:p>
      <text:p text:style-name="P225"/>
      <text:p text:style-name="P226"/>
      <text:p text:style-name="P235">10<text:tab/>0<text:span text:style-name="T103">001 0000</text:span><text:tab/>пусто</text:p>
      <text:p text:style-name="P227"><text:bookmark-start text:name="__DdeLink__5465_978289678"/>12<text:tab/>0001 0010<text:bookmark-end text:name="__DdeLink__5465_978289678"/><text:tab/><text:span text:style-name="T98">трава</text:span></text:p>
      <text:p text:style-name="P232">13<text:tab/><text:tab/><text:tab/>деревья, горы, непроходимые<text:span text:style-name="T101"> (глобальная карта)</text:span></text:p>
      <text:p text:style-name="P227">16<text:tab/>0001 0110<text:tab/><text:span text:style-name="T98">травка, та, что за пределами локаций, вызывающая выход</text:span></text:p>
      <text:p text:style-name="P230">1A<text:tab/>0001 1010<text:tab/><text:span text:style-name="T98">суэло; вход в пещеру, города, аэропорты (глобальная карта)</text:span></text:p>
      <text:p text:style-name="P231">22<text:tab/><text:span text:style-name="T103">0010 0010</text:span><text:tab/>деревья (проходимые)</text:p>
      <text:p text:style-name="P233">26<text:tab/><text:span text:style-name="T103">0010 0110</text:span><text:tab/>деревья - фз</text:p>
      <text:p text:style-name="P233">31<text:tab/><text:span text:style-name="T103">0011 0001</text:span><text:tab/>водица, волны</text:p>
      <text:p text:style-name="P233">32<text:tab/><text:span text:style-name="T103">0011 0010</text:span><text:tab/>взлётные площадки, кустики, стекло</text:p>
      <text:p text:style-name="P234">40<text:tab/><text:span text:style-name="T103">0100 0000</text:span><text:tab/>берег и чуть воды</text:p>
      <text:p text:style-name="P233">41<text:tab/><text:span text:style-name="T103">0100 0001</text:span><text:tab/>вода и чуть берега</text:p>
      <text:p text:style-name="P235">43<text:tab/><text:span text:style-name="T103">0100 0011</text:span><text:tab/>камни на берегу</text:p>
      <text:p text:style-name="P231">52<text:tab/><text:span text:style-name="T103">0101 0010</text:span><text:tab/>пустыня</text:p>
      <text:p text:style-name="P233">53<text:tab/><text:span text:style-name="T103">0101 0011</text:span><text:tab/>верх пустынной пещеры</text:p>
      <text:p text:style-name="P233">56<text:tab/><text:span text:style-name="T103">0101 0110</text:span><text:tab/>муравьиный лев</text:p>
      <text:p text:style-name="P233">5A<text:tab/><text:span text:style-name="T103">0101 1010</text:span><text:tab/>вход пустынной пещеры</text:p>
      <text:p text:style-name="P233">62<text:tab/><text:span text:style-name="T103">0110 0010</text:span><text:tab/>газ? <text:span text:style-name="T102">Что-то зелёное, так же снег, проходимый</text:span></text:p>
      <text:p text:style-name="P233">63<text:tab/><text:span text:style-name="T103">0110 0011</text:span><text:tab/>верх ледяной пещеры</text:p>
      <text:p text:style-name="P235">66<text:tab/><text:span text:style-name="T103">0110 0110</text:span><text:tab/>крошащийся лёд</text:p>
      <text:p text:style-name="P233">6A<text:tab/><text:span text:style-name="T103">0110 1010</text:span><text:tab/>вход ледяной пещеры, <text:span text:style-name="T102">квестовая ёлка</text:span></text:p>
      <text:p text:style-name="P233">74<text:tab/><text:span text:style-name="T103">0111 0100</text:span><text:tab/>лава</text:p>
      <text:p text:style-name="P227">82<text:tab/>1000 0010<text:tab/><text:span text:style-name="T98">пусто, плиты, дорога</text:span></text:p>
      <text:p text:style-name="P227">83<text:tab/>1000 0011<text:tab/><text:span text:style-name="T98">непроходимый объект</text:span></text:p>
      <text:p text:style-name="P229">8A<text:tab/><text:span text:style-name="T96">1000 1010<text:tab/>двери домов, ноги людей, дома на глобальной карте</text:span></text:p>
      <text:p text:style-name="P227">92<text:tab/>1001 0010<text:tab/><text:span text:style-name="T98">сыра земля (коричн)</text:span></text:p>
      <text:p text:style-name="P227">93<text:tab/>1001 0011<text:tab/><text:span text:style-name="T98">непроходимые объекты, головы</text:span><text:bookmark-start text:name="__DdeLink__4939_547612281"/><text:span text:style-name="T98"> людей (коричн)</text:span><text:bookmark-end text:name="__DdeLink__4939_547612281"/></text:p>
      <text:p text:style-name="P228">9A<text:tab/>1001 1010<text:tab/><text:span text:style-name="T98">ноги людей, двери домов (коричн), дома на карте</text:span></text:p>
      <text:p text:style-name="P227">A2<text:tab/>1010 0010<text:tab/><text:span text:style-name="T99">головы грузчиков</text:span></text:p>
      <text:p text:style-name="P227">A3<text:tab/>1010 0011<text:tab/><text:span text:style-name="T99">столбы в аэропорту</text:span></text:p>
      <text:p text:style-name="P227">A4<text:tab/>1010 0100<text:tab/><text:span text:style-name="T99">люк в аэропорту</text:span></text:p>
      <text:p text:style-name="P227">AA<text:tab/>1010 1010<text:tab/><text:span text:style-name="T99">корабли на ВПП, ноги грузчиков</text:span></text:p>
      <text:p text:style-name="P252">B2<text:tab/><text:span text:style-name="T103">1011 0010</text:span><text:tab/><text:span text:style-name="T101">высохшие деревья (проходимые)</text:span></text:p>
      <text:p text:style-name="P253">B6<text:tab/><text:span text:style-name="T103">1011 0110</text:span><text:tab/><text:span text:style-name="T102">вероятно газ</text:span></text:p>
      <text:p text:style-name="P254">С2<text:tab/><text:span text:style-name="T103">1100 0010</text:span><text:tab/>ёлка в снегу (декорация)</text:p>
      <text:p text:style-name="P252"/>
      <text:p text:style-name="P255">04<text:tab/>0100<text:tab/>landrover</text:p>
      <text:p text:style-name="P255">08<text:tab/>1000<text:tab/>hovercraft</text:p>
      <text:p text:style-name="P255">0C<text:tab/>1100<text:tab/>ice digger</text:p>
      <text:p text:style-name="P252"/>
      <text:p text:style-name="P251">0010<text:tab/>проходимые объекты</text:p>
      <text:p text:style-name="P251">0011<text:tab/>непроходимые объекты</text:p>
      <text:p text:style-name="P251">0110<text:tab/>проходимые объекты??</text:p>
      <text:p text:style-name="P251">1010<text:tab/>интерактивные проходимые объекты, суэло, двери, люди</text:p>
      <text:p text:style-name="P247"/>
      <text:p text:style-name="P248">82 82 83 83 83 83 83 83 83 83 83 83 8A 8A 83 83 </text:p>
      <text:p text:style-name="P248">8A 8A 83 83 8A 8A 83 83 8A 8A 83 83 8A 8A 83 83 </text:p>
      <text:p text:style-name="P248">8A 8A 83 83 83 83 83 83 83 83 83 82 82 83 83 83 </text:p>
      <text:p text:style-name="P248">83 83 83 83 83 83 83 83 83 83 83 83 83 83 83 83 </text:p>
      <text:p text:style-name="P248">83 83 83 83 83 83 8A 83 8A 82 82 82 A4 A3 A3 A3 </text:p>
      <text:p text:style-name="P248">A3 A3 A3 AA AA AA AA A2 A2 A2 A2 12 A3 A2 AA A2 </text:p>
      <text:p text:style-name="P248">83 83 8A 8A 83 8A 83 93 93 93 93 93 93 93 93 93 </text:p>
      <text:p text:style-name="P248">93 93 93 93 93 93 93 92 93 93 9A 9A 93 93 9A 9A </text:p>
      <text:p text:style-name="P248">93 93 9A 9A 93 93 9A 9A 93 93 9A 9A 93 9A 93 9A </text:p>
      <text:p text:style-name="P248">93 9A A2 A3 A2 AA 83 83 83 83 1A 1A 1A 1A 83 83 </text:p>
      <text:p text:style-name="P249"><text:soft-page-break/>83 83 83 8A 8A 83 83 A2 A2 A2 92 92 92 16 </text:p>
      <text:p text:style-name="P249"/>
      <text:p text:style-name="P250">3C 38 3C 3C 3F 3C 38 38 3E 3C 3E 3E 3F 3E 3C 3C </text:p>
      <text:p text:style-name="P250">3F 3E 3F 3F 3F 3F 3E 3E 3F 2B 0F 2F 2F 3E 3C 0F </text:p>
      <text:p text:style-name="P250">2F 06 0B 1F 0F 3C 38 0B 2B 01 06 0F 0B 2A 25 06 </text:p>
      <text:p text:style-name="P250">0C 08 04 03 0B 34 38 35 3C 38 3E 3C 3E 3D 3E 2C </text:p>
      <text:p text:style-name="P250">3E 1E 3E 0C 3E 0E 3E 0F 3E 1B 3E 0B 3E 07 3E 27 </text:p>
      <text:p text:style-name="P250">3E 37 3E 3B 3E 3A 3E 36 3E 35 3E 34 3E 38 3E 35 </text:p>
      <text:p text:style-name="P250">3C 34 38 30 2A 34 34 34 34 34 34 35 35 35 35 35 </text:p>
      <text:p text:style-name="P250">35 38 38 38 38 38 38 38 38 38 38 3C 38 38 3C 38 </text:p>
      <text:p text:style-name="P250">3C 3E 38 38 3E 3C 3E 3F 38 3C 3F 3E 3F 3F 3C 3E </text:p>
      <text:p text:style-name="P250">3F 3F 3F 3F 3E 3F 3F 3F 3F 3F 3F 2F 3F 2F 3F 3F </text:p>
      <text:p text:style-name="P250">3D 1F 2F 0F 2F 3F 2C 1A 0F 0B 1F 2F 2C 15 0B 06 </text:p>
      <text:p text:style-name="P250">1A 2F 28 30 2A 34 38 38 3E 3C 3E 3E 3F 3F 3F 3E </text:p>
      <text:p text:style-name="P250">3F 3C 3E 38 3E</text:p>
      <text:p text:style-name="P250"/>
      <text:p text:style-name="P250"/>
      <text:p text:style-name="P256">12<text:tab/>0001 0010 →<text:span text:style-name="T104"> 0010 0001; CY = 0</text:span></text:p>
      <text:p text:style-name="P256"/>
      <text:p text:style-name="P256"/>
      <text:p text:style-name="P256"/>
      <text:p text:style-name="P257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8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8"/>
          </table:table-cell>
        </table:table-row>
      </table:table>
      <text:p text:style-name="P256"/>
      <text:p text:style-name="P257">Вход в подземелье</text:p>
      <text:p text:style-name="P257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8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8"/>
          </table:table-cell>
        </table:table-row>
      </table:table>
      <text:p text:style-name="P257"/>
      <text:p text:style-name="P257"/>
      <text:p text:style-name="P257"/>
      <text:p text:style-name="P258">Данные подземелий. </text:p>
      <text:p text:style-name="P278">Каждый 1-й байт это безопасность подземелья. 00 — безопасно. 19 — враги</text:p>
      <text:p text:style-name="P278">Каждый 3-й байт связан с цветом (цвет = 3-й байт + 1)</text:p>
      <text:p text:style-name="P278"/>
      <text:p text:style-name="P278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9">_DATA_F619_:</text:p>
          </table:table-cell>
        </table:table-row>
      </table:table>
      <text:p text:style-name="P278">19 5B 03 86 <text:tab/>Пещера медузы</text:p>
      <text:p text:style-name="P278">00 00 04 86 </text:p>
      <text:p text:style-name="P278">00 00 01 86 <text:tab/>Camineet Warehouse</text:p>
      <text:p text:style-name="P278">19 56 00 91 </text:p>
      <text:p text:style-name="P278">19 53 00 91 </text:p>
      <text:p text:style-name="P278">19 5E 00 91 </text:p>
      <text:p text:style-name="P278">19 53 00 91 </text:p>
      <text:p text:style-name="P278">19 55 00 91 </text:p>
      <text:p text:style-name="P278">19 57 00 91 </text:p>
      <text:p text:style-name="P278">19 57 00 91 </text:p>
      <text:p text:style-name="P278">19 53 00 91 </text:p>
      <text:p text:style-name="P278">19 56 00 91 </text:p>
      <text:p text:style-name="P278">19 56 00 91 </text:p>
      <text:p text:style-name="P278">19 55 00 91 </text:p>
      <text:p text:style-name="P278">19 57 00 91 </text:p>
      <text:p text:style-name="P278">00 00 00 91 </text:p>
      <text:p text:style-name="P278">19 5C 03 86 </text:p>
      <text:p text:style-name="P278">19 5C 03 86 </text:p>
      <text:p text:style-name="P278">19 5C 03 86 </text:p>
      <text:p text:style-name="P278">19 5C 03 86 </text:p>
      <text:p text:style-name="P278">00 00 02 86 </text:p>
      <text:p text:style-name="P278">00 00 02 86 </text:p>
      <text:p text:style-name="P278">19 4D 03 86 </text:p>
      <text:p text:style-name="P278"><text:soft-page-break/>19 4D 01 91 </text:p>
      <text:p text:style-name="P278">19 5D 01 91 </text:p>
      <text:p text:style-name="P278">19 5D 01 91 </text:p>
      <text:p text:style-name="P278">19 5E 01 91 </text:p>
      <text:p text:style-name="P278">19 53 01 91 </text:p>
      <text:p text:style-name="P278">19 4B 06 86 </text:p>
      <text:p text:style-name="P278">19 4B 06 86 </text:p>
      <text:p text:style-name="P278">19 4B 06 86 </text:p>
      <text:p text:style-name="P278">19 54 05 85 </text:p>
      <text:p text:style-name="P278">19 58 05 85 </text:p>
      <text:p text:style-name="P278">00 00 05 85 </text:p>
      <text:p text:style-name="P278">19 52 06 86 </text:p>
      <text:p text:style-name="P278">19 4F 06 86 </text:p>
      <text:p text:style-name="P278">19 4B 06 86 </text:p>
      <text:p text:style-name="P278">19 50 06 86 </text:p>
      <text:p text:style-name="P278">19 50 06 86 </text:p>
      <text:p text:style-name="P278">19 4B 06 86 </text:p>
      <text:p text:style-name="P278">19 4C 09 86 </text:p>
      <text:p text:style-name="P278">19 51 09 86 </text:p>
      <text:p text:style-name="P278">19 51 09 86 </text:p>
      <text:p text:style-name="P278">19 52 07 91 </text:p>
      <text:p text:style-name="P278">19 4F 07 91 </text:p>
      <text:p text:style-name="P278">19 4F 07 91 </text:p>
      <text:p text:style-name="P278">19 56 07 91 </text:p>
      <text:p text:style-name="P278">19 50 08 86 </text:p>
      <text:p text:style-name="P278">19 51 08 86 </text:p>
      <text:p text:style-name="P278">19 4F 08 86 </text:p>
      <text:p text:style-name="P278">19 5A 08 86 </text:p>
      <text:p text:style-name="P278">19 59 08 86 </text:p>
      <text:p text:style-name="P278">19 59 08 86 </text:p>
      <text:p text:style-name="P278">19 55 05 91 </text:p>
      <text:p text:style-name="P278">19 53 05 91 </text:p>
      <text:p text:style-name="P278">19 57 05 91 </text:p>
      <text:p text:style-name="P278">19 57 05 91 </text:p>
      <text:p text:style-name="P278">19 58 05 91 </text:p>
      <text:p text:style-name="P278">19 59 09 86 </text:p>
      <text:p text:style-name="P278">19 01 0A 91 </text:p>
      <text:p text:style-name="P278">19 01 02 91 </text:p>
      <text:p text:style-name="P278">00 00 00 00 </text:p>
      <text:p text:style-name="P278">00 00 00 00 </text:p>
      <text:p text:style-name="P278">00 00</text:p>
      <text:p text:style-name="P278"/>
      <text:p text:style-name="P278"/>
      <text:p text:style-name="P278"/>
      <text:p text:style-name="P258"/>
      <text:p text:style-name="P258">Camineet Warehouse</text:p>
      <text:p text:style-name="P258">_LABEL_6DE2_:</text:p>
      <text:p text:style-name="P258"/>
      <text:p text:style-name="P258"/>
      <text:p text:style-name="P258">ld hl, _RAM_FFFF_</text:p>
      <text:p text:style-name="P258">ld (hl), $03 <text:s text:c="2"/><text:tab/><text:tab/>// 3-й банк?? </text:p>
      <text:p text:style-name="P258">ld a, (_RAM_C30D_)<text:tab/>// <text:span text:style-name="T105">получаем номер подземелья (02)</text:span></text:p>
      <text:p text:style-name="P258">add a, a</text:p>
      <text:p text:style-name="P258">add a, a<text:tab/><text:tab/><text:tab/>// a = a * 4</text:p>
      <text:p text:style-name="P258">ld l, a</text:p>
      <text:p text:style-name="P258">ld h, $00</text:p>
      <text:p text:style-name="P258">ld de, _DATA_F61C_ <text:s text:c="2"/><text:tab/>// <text:span text:style-name="T105">DE = B61C</text:span></text:p>
      <text:p text:style-name="P258">add hl, de</text:p>
      <text:p text:style-name="P259">ld a, (hl)<text:tab/><text:tab/><text:tab/>// 06DF3: Watchpoint hit: Reading 86 from F624</text:p>
      <text:p text:style-name="P258">jp _LABEL_C97_<text:tab/><text:tab/>// <text:span text:style-name="T106">Далее всё это пишется в память</text:span></text:p>
      <text:p text:style-name="P258"/>
      <text:p text:style-name="P258">_LABEL_6D7F_:</text:p>
      <text:p text:style-name="P258"/>
      <text:p text:style-name="P258">ld hl, _RAM_FFFF_</text:p>
      <text:p text:style-name="P258"><text:soft-page-break/>ld (hl), $03</text:p>
      <text:p text:style-name="P258">ld hl, _DATA_6DF7_<text:tab/>// <text:span text:style-name="T106">== 6DF7</text:span></text:p>
      <text:p text:style-name="P258">ld de, _RAM_C251_<text:tab/><text:tab/>// <text:span text:style-name="T106">== C251</text:span></text:p>
      <text:p text:style-name="P258">ld bc, $0007</text:p>
      <text:p text:style-name="P260">ldir<text:tab/><text:tab/><text:tab/><text:tab/>// <text:span text:style-name="T80">$00 $3F $30 $38 $03 $0B $0F</text:span><text:span text:style-name="T106"> → C251</text:span></text:p>
      <text:p text:style-name="P258">ld a, (_RAM_C30D_)<text:tab/>// <text:span text:style-name="T106">02 (Camineet color)</text:span></text:p>
      <text:p text:style-name="P258">add a, a</text:p>
      <text:p text:style-name="P258">add a, a<text:tab/><text:tab/><text:tab/>// <text:span text:style-name="T106">a *=4</text:span></text:p>
      <text:p text:style-name="P258">ld l, a</text:p>
      <text:p text:style-name="P258">ld h, $00</text:p>
      <text:p text:style-name="P258">ld de, _DATA_F619_</text:p>
      <text:p text:style-name="P258">add hl, de</text:p>
      <text:p text:style-name="P258">ld e, (hl) <text:s text:c="3"/>// 06D9B: Watchpoint hit: Reading 00 from F621</text:p>
      <text:p text:style-name="P258">inc hl</text:p>
      <text:p text:style-name="P258">ld d, (hl) <text:s text:c="2"/>// 06D9D: Watchpoint hit: Reading 00 from F622</text:p>
      <text:p text:style-name="P258">ld (_RAM_C2E3_), de<text:tab/>// <text:span text:style-name="T106">00 00</text:span></text:p>
      <text:p text:style-name="P258">inc hl</text:p>
      <text:p text:style-name="P258">ld a, (_RAM_C315_) <text:tab/>// <text:span text:style-name="T106">FF</text:span></text:p>
      <text:p text:style-name="P258">or a<text:tab/><text:tab/><text:tab/><text:tab/>// ??<text:span text:style-name="T106"> AC</text:span></text:p>
      <text:p text:style-name="P258">ld a, (hl) <text:s text:c="3"/><text:tab/><text:tab/>// 06DA7: Watchpoint hit: Reading 01 from F623</text:p>
      <text:p text:style-name="P258">jr nz, +</text:p>
      <text:p text:style-name="P258">ld e, a</text:p>
      <text:p text:style-name="P258">ld a, (_RAM_C30D_)</text:p>
      <text:p text:style-name="P258">ld hl, $6DFE</text:p>
      <text:p text:style-name="P258">ld bc, $0006</text:p>
      <text:p text:style-name="P258">cpir</text:p>
      <text:p text:style-name="P258">ld a, e</text:p>
      <text:p text:style-name="P258">jr z, +</text:p>
      <text:p text:style-name="P258">ld a, $FF</text:p>
      <text:p text:style-name="P258">+:</text:p>
      <text:p text:style-name="P258">inc a<text:tab/><text:tab/><text:tab/><text:tab/>// <text:span text:style-name="T106">2</text:span></text:p>
      <text:p text:style-name="P258">ld (_RAM_C315_), a<text:tab/>// <text:span text:style-name="T106">Color 2</text:span></text:p>
      <text:p text:style-name="P258">add a, a</text:p>
      <text:p text:style-name="P258">add a, a</text:p>
      <text:p text:style-name="P258">add a, a<text:tab/><text:tab/><text:tab/>// *<text:span text:style-name="T107">8 = 0x10 (16)</text:span></text:p>
      <text:p text:style-name="P258">ld l, a</text:p>
      <text:p text:style-name="P258">ld h, $00</text:p>
      <text:p text:style-name="P258">ld de, _DATA_F5B9_<text:tab/>// <text:span text:style-name="T107">B5B9</text:span></text:p>
      <text:p text:style-name="P261">add hl, de<text:tab/><text:tab/><text:tab/>// <text:span text:style-name="T107">B5B9 + 10 = B5C9 == F5C9</text:span></text:p>
      <text:p text:style-name="P258">ld a, (hl)<text:tab/><text:tab/><text:tab/>// <text:span text:style-name="T107">18</text:span></text:p>
      <text:p text:style-name="P258">ld (_RAM_C240_), a</text:p>
      <text:p text:style-name="P258">ld de, _RAM_C248_<text:tab/><text:tab/>// <text:bookmark-start text:name="__DdeLink__5522_1732120304"/><text:span text:style-name="T107">C248</text:span><text:bookmark-end text:name="__DdeLink__5522_1732120304"/></text:p>
      <text:p text:style-name="P258">ld bc, $0008</text:p>
      <text:p text:style-name="P261">ldir<text:tab/><text:tab/><text:tab/><text:tab/>// <text:span text:style-name="T107">$18 $1C $00 $14 $2E $19 $1D $2E → C248</text:span></text:p>
      <text:p text:style-name="P258">ld a, (_RAM_C249_)<text:tab/>// <text:span text:style-name="T108">1C</text:span></text:p>
      <text:p text:style-name="P258">ld (_RAM_C248_), a<text:tab/>// <text:span text:style-name="T108">C248 = 1C</text:span></text:p>
      <text:p text:style-name="P258">ld a, (_RAM_C24D_)<text:tab/>// <text:span text:style-name="T108">19</text:span></text:p>
      <text:p text:style-name="P258">ld (_RAM_C250_), a<text:tab/>// <text:span text:style-name="T108">C250 = 19</text:span></text:p>
      <text:p text:style-name="P258">ret</text:p>
      <text:p text:style-name="P258"/>
      <text:p text:style-name="P263">палитра</text:p>
      <text:p text:style-name="P263">18 00 3F 06 2F 0B 0C 04 1C <text:span text:style-name="T71">1C 00 14 2E 19 1D 2E (F5C9)</text:span></text:p>
      <text:p text:style-name="P263"><text:span text:style-name="T109">19</text:span> <text:span text:style-name="T71">00 3F 30 38 03 0B 0F</text:span> 38 34 06 01 2A 25 08 0C</text:p>
      <text:p text:style-name="P262"/>
      <text:p text:style-name="P258"/>
      <text:p text:style-name="P258">06DF3: Watchpoint hit: Reading 86 from F624</text:p>
      <text:p text:style-name="P258">06D9B: Watchpoint hit: Reading 00 from F621</text:p>
      <text:p text:style-name="P258"/>
      <text:p text:style-name="P264">надо узнать, как номер подземелья попадает в память C30D</text:p>
      <text:p text:style-name="P264"/>
      <text:p text:style-name="P265">_LABEL_78BD_:<text:tab/></text:p>
      <text:p text:style-name="P265"><text:tab/><text:tab/>cp $0A</text:p>
      <text:p text:style-name="P265"><text:tab/><text:tab/>jp nz, +</text:p>
      <text:p text:style-name="P265"><text:tab/><text:tab/>ld (_RAM_C202_), a<text:tab/>// 0A → C202</text:p>
      <text:p text:style-name="P265"><text:soft-page-break/>HL = AA8E</text:p>
      <text:p text:style-name="P265"><text:tab/><text:tab/>inc hl<text:tab/><text:tab/><text:tab/>// AA8F == EA8F</text:p>
      <text:p text:style-name="P265"><text:tab/><text:tab/>ld d, (hl)</text:p>
      <text:p text:style-name="P265"><text:tab/><text:tab/>inc hl</text:p>
      <text:p text:style-name="P265"><text:tab/><text:tab/>ld e, (hl)<text:tab/><text:tab/><text:tab/>// <text:bookmark-start text:name="__DdeLink__5527_1732120304"/>025E<text:bookmark-end text:name="__DdeLink__5527_1732120304"/></text:p>
      <text:p text:style-name="P265"><text:tab/><text:tab/>ld (_RAM_C30C_), de</text:p>
      <text:p text:style-name="P265"><text:tab/><text:tab/>inc hl</text:p>
      <text:p text:style-name="P265"><text:tab/><text:tab/>ld a, (hl)</text:p>
      <text:p text:style-name="P265"><text:tab/><text:tab/>ld (_RAM_C30A_), a</text:p>
      <text:p text:style-name="P265"><text:tab/><text:tab/>ld hl, (_RAM_C311_)<text:tab/>// <text:span text:style-name="T111">00 A0, Y mirror</text:span></text:p>
      <text:p text:style-name="P265"><text:tab/><text:tab/>ld (_RAM_C305_), hl<text:tab/></text:p>
      <text:p text:style-name="P266"><text:tab/><text:tab/>ld hl, (_RAM_C313_)<text:tab/>// <text:span text:style-name="T111">06 40 <text:s/>X mirror</text:span></text:p>
      <text:p text:style-name="P265"><text:tab/><text:tab/>ld (_RAM_C301_), hl</text:p>
      <text:p text:style-name="P265"><text:tab/><text:tab/>xor a</text:p>
      <text:p text:style-name="P265"><text:tab/><text:tab/>ld (_RAM_C30E_), a</text:p>
      <text:p text:style-name="P265"><text:tab/><text:tab/>jp _LABEL_7908_</text:p>
      <text:p text:style-name="P265"><text:tab/></text:p>
      <text:p text:style-name="P265">+:<text:tab/></text:p>
      <text:p text:style-name="P265"><text:tab/><text:tab/>cp $0C</text:p>
      <text:p text:style-name="P265"><text:tab/><text:tab/>ret nz</text:p>
      <text:p text:style-name="P265"><text:tab/><text:tab/>ld (_RAM_C202_), a</text:p>
      <text:p text:style-name="P265"><text:tab/><text:tab/>inc hl</text:p>
      <text:p text:style-name="P265"><text:tab/><text:tab/>ld a, (hl)</text:p>
      <text:p text:style-name="P265"><text:tab/><text:tab/>ld (_RAM_C29E_), a</text:p>
      <text:p text:style-name="P265"><text:tab/><text:tab/>inc hl</text:p>
      <text:p text:style-name="P265"><text:tab/><text:tab/>ld a, (hl)</text:p>
      <text:p text:style-name="P265"><text:tab/><text:tab/>inc hl</text:p>
      <text:p text:style-name="P265"><text:tab/><text:tab/>ld h, (hl)</text:p>
      <text:p text:style-name="P265"><text:tab/><text:tab/>ld l, a</text:p>
      <text:p text:style-name="P265"><text:tab/><text:tab/>ld (_RAM_C2DB_), hl</text:p>
      <text:p text:style-name="P265"><text:tab/><text:tab/>xor a</text:p>
      <text:p text:style-name="P265"><text:tab/><text:tab/>ld (_RAM_C29D_), a</text:p>
      <text:p text:style-name="P265"><text:tab/><text:tab/>ld hl, (_RAM_C311_)</text:p>
      <text:p text:style-name="P265"><text:tab/><text:tab/>ld (_RAM_C305_), hl</text:p>
      <text:p text:style-name="P265"><text:tab/><text:tab/>ld hl, (_RAM_C313_)</text:p>
      <text:p text:style-name="P265"><text:tab/><text:tab/>ld (_RAM_C301_), hl</text:p>
      <text:p text:style-name="P265">_LABEL_7908_:<text:tab/></text:p>
      <text:p text:style-name="P265"><text:tab/><text:tab/>ld a, (_RAM_C810_)</text:p>
      <text:p text:style-name="P265"><text:tab/><text:tab/>ld (_RAM_C2D7_), a</text:p>
      <text:p text:style-name="P265"><text:tab/><text:tab/>ld hl, _RAM_C26F_</text:p>
      <text:p text:style-name="P265"><text:tab/><text:tab/>ld de, _RAM_C26F_ + 1</text:p>
      <text:p text:style-name="P265"><text:tab/><text:tab/>ld bc, $0017</text:p>
      <text:p text:style-name="P265"><text:tab/><text:tab/>ld (hl), $00</text:p>
      <text:p text:style-name="P265"><text:tab/><text:tab/>ldir</text:p>
      <text:p text:style-name="P265"><text:tab/><text:tab/>ld hl, _RAM_C800_</text:p>
      <text:p text:style-name="P265"><text:tab/><text:tab/>ld de, _RAM_C800_ + 1</text:p>
      <text:p text:style-name="P265"><text:tab/><text:tab/>ld bc, $00FF</text:p>
      <text:p text:style-name="P265"><text:tab/><text:tab/>ld (hl), $00</text:p>
      <text:p text:style-name="P265"><text:tab/><text:tab/>ldir</text:p>
      <text:p text:style-name="P265"><text:tab/><text:tab/>pop hl</text:p>
      <text:p text:style-name="P265"><text:tab/><text:tab/>ret</text:p>
      <text:p text:style-name="P265"/>
      <text:p text:style-name="P265"/>
      <text:p text:style-name="P267"/>
      <text:p text:style-name="P267"/>
      <text:p text:style-name="P278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7"/>
      <text:p text:style-name="P267"/>
      <text:p text:style-name="P277">Baya Malay Cave E95<text:span text:style-name="T114">5</text:span></text:p>
      <text:p text:style-name="P277"><text:span text:style-name="T114">0A </text:span>00 5A 00 2B 16</text:p>
      <text:p text:style-name="P267"/>
      <text:p text:style-name="P269">Medusa“s Cave 0xE96<text:span text:style-name="T114">7</text:span></text:p>
      <text:p text:style-name="P278">0A <text:span text:style-name="T111">00 DC 00 46 76</text:span></text:p>
      <text:p text:style-name="P270"><text:soft-page-break/></text:p>
      <text:p text:style-name="P271">Scion Cave: 0xE96<text:span text:style-name="T114">D</text:span></text:p>
      <text:p text:style-name="P271"><text:span text:style-name="T114">0A </text:span>13 DE 00 09 62</text:p>
      <text:p text:style-name="P271"/>
      <text:p text:style-name="P272">E9A<text:span text:style-name="T114">9</text:span> <text:span text:style-name="T113">холм</text:span></text:p>
      <text:p text:style-name="P274"><text:span text:style-name="T114">0A </text:span>14 CB 00 26 68</text:p>
      <text:p text:style-name="P272"/>
      <text:p text:style-name="P276">E9B<text:span text:style-name="T114">5</text:span> тюрьма</text:p>
      <text:p text:style-name="P276"><text:span text:style-name="T114">0A </text:span>01 D2 00 28 64 <text:span text:style-name="T21">08</text:span> 0E 11 13 70</text:p>
      <text:p text:style-name="P272"/>
      <text:p text:style-name="P268">Camineet Warehouse 0x<text:span text:style-name="T110">EA8E</text:span></text:p>
      <text:p text:style-name="P268"><text:span text:style-name="T114">0A </text:span><text:bookmark-start text:name="__DdeLink__5530_1732120304"/>02 5E 00 12 5E <text:bookmark-end text:name="__DdeLink__5530_1732120304"/></text:p>
      <text:p text:style-name="P268">02 <text:tab/>C30D<text:tab/>// <text:span text:style-name="T112">Dungeon ID</text:span></text:p>
      <text:p text:style-name="P268">5E <text:tab/>C30C<text:tab/>// Room ID</text:p>
      <text:p text:style-name="P268">00 <text:tab/>C30A<text:tab/>// Direction</text:p>
      <text:p text:style-name="P268"/>
      <text:p text:style-name="P274">EB7<text:span text:style-name="T114">2</text:span> — г<text:span text:style-name="T21">отик </text:span><text:span text:style-name="T22">данж</text:span></text:p>
      <text:p text:style-name="P274"><text:span text:style-name="T114">0A </text:span>00 2E 02 17 25 </text:p>
      <text:p text:style-name="P275">смешно, но выход в аэропорт обрабатывается где-то по-иному</text:p>
      <text:p text:style-name="P274"/>
      <text:p text:style-name="P274">EBD9 подземелье сумасшедшего доктора</text:p>
      <text:p text:style-name="P274">02 12 01 4B 20 0A 02 DE 00 55 19 0C</text:p>
      <text:p text:style-name="P273"/>
      <text:p text:style-name="P271">Drasgow Warehouse 0xEC9A</text:p>
      <text:p text:style-name="P271">15 D1 00 19 23 0C 08 57 0D 21 1B 0C 08 56 03 22</text:p>
      <text:p text:style-name="P271"/>
      <text:p text:style-name="P276">Governor: ED5A</text:p>
      <text:p text:style-name="P276">21 D4 00 21 23 0C 08 38 31 23 25 0C 10 33 07 23 27 0C</text:p>
      <text:p text:style-name="P276"/>
      <text:p text:style-name="P276"/>
      <text:p text:style-name="P279"/>
      <text:p text:style-name="P280">Характеристики вещей <text:span text:style-name="T115">(64)</text:span> (урон, защита)</text:p>
      <text:p text:style-name="P280"/>
      <text:p text:style-name="P280"/>
      <text:p text:style-name="P279">Phantasy Star (J) [!]</text:p>
      <text:p text:style-name="P279">Phantasy Star (J) [T+Eng1.02_SMS Power]</text:p>
      <text:p text:style-name="P279">0x1996</text:p>
      <text:p text:style-name="P279"/>
      <text:p text:style-name="P279">Phantasy Star (K) [!]</text:p>
      <text:p text:style-name="P279">0x19A3</text:p>
      <text:p text:style-name="P279"/>
      <text:p text:style-name="P279">Phantasy Star (UE) (V1.1) [!]</text:p>
      <text:p text:style-name="P279">Phantasy Star (UE) (V1.2) [!]</text:p>
      <text:p text:style-name="P279">Phantasy Star (B) [!]</text:p>
      <text:p text:style-name="P279">0x183A</text:p>
      <text:p text:style-name="P279"/>
      <text:p text:style-name="P279">00 03 04 0C 0A 0A 0A 15 1F 12 1E 1E 2E 32 3C 50 </text:p>
      <text:p text:style-name="P279">05 05 0F 14 1E 1E 3C 50 28 03 08 0F 17 28 1E 28 </text:p>
      <text:p text:style-name="P279">32 00 00 00 00 00 00 00 00 00 00 00 00 00 00 00 </text:p>
      <text:p text:style-name="P279">00 00 00 00 00 00 00 00 00 00 00 00 00 00 00 00</text:p>
      <text:p text:style-name="P279"/>
      <text:p text:style-name="P279"/>
      <text:p text:style-name="P281">Порядок оружия наводит на мысль, что мощь допиливали уже позже</text:p>
      <text:p text:style-name="P2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6T16:50:17.070580038</dc:date>
    <meta:editing-duration>P1DT21H1M36S</meta:editing-duration>
    <meta:editing-cycles>109</meta:editing-cycles>
    <meta:generator>LibreOffice/5.1.4.2$Linux_X86_64 LibreOffice_project/10m0$Build-2</meta:generator>
    <meta:document-statistic meta:table-count="57" meta:image-count="0" meta:object-count="0" meta:page-count="40" meta:paragraph-count="2039" meta:word-count="9825" meta:character-count="55830" meta:non-whitespace-character-count="47562"/>
  </office:meta>
</office:document-meta>
</file>